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6">
      <style:paragraph-properties fo:text-align="justify" style:justify-single-word="false"/>
      <style:text-properties style:font-name="HP Simplified W01 Regular1" fo:font-weight="bold" officeooo:rsid="003185f7" officeooo:paragraph-rsid="003185f7" style:font-weight-asian="bold" style:font-weight-complex="bold"/>
    </style:style>
    <style:style style:name="P2" style:family="paragraph" style:parent-style-name="Text_20_body" style:list-style-name="L2">
      <style:paragraph-properties fo:text-align="justify" style:justify-single-word="false"/>
      <style:text-properties style:font-name="HP Simplified W01 Regular1"/>
    </style:style>
    <style:style style:name="P3" style:family="paragraph" style:parent-style-name="Text_20_body" style:list-style-name="L3">
      <style:paragraph-properties fo:text-align="justify" style:justify-single-word="false"/>
    </style:style>
    <style:style style:name="P4" style:family="paragraph" style:parent-style-name="Text_20_body" style:list-style-name="L4">
      <style:paragraph-properties fo:text-align="justify" style:justify-single-word="false"/>
    </style:style>
    <style:style style:name="P5" style:family="paragraph" style:parent-style-name="Text_20_body" style:list-style-name="L5">
      <style:paragraph-properties fo:text-align="justify" style:justify-single-word="false"/>
    </style:style>
    <style:style style:name="P6" style:family="paragraph" style:parent-style-name="Text_20_body">
      <style:paragraph-properties fo:margin-left="1.251cm" fo:margin-right="0cm" fo:text-align="justify" style:justify-single-word="false" fo:text-indent="0cm" style:auto-text-indent="false"/>
      <style:text-properties style:font-name="HP Simplified W01 Regular1" fo:font-weight="normal" officeooo:rsid="003185f7" officeooo:paragraph-rsid="003185f7" style:font-weight-asian="normal" style:font-weight-complex="normal"/>
    </style:style>
    <style:style style:name="P7" style:family="paragraph" style:parent-style-name="Text_20_body">
      <style:paragraph-properties fo:margin-left="1.251cm" fo:margin-right="0cm" fo:text-align="justify" style:justify-single-word="false" fo:text-indent="0cm" style:auto-text-indent="false"/>
      <style:text-properties style:font-name="HP Simplified W01 Regular1" fo:font-weight="normal" officeooo:rsid="003958bc" officeooo:paragraph-rsid="003958bc" style:font-weight-asian="normal" style:font-weight-complex="normal"/>
    </style:style>
    <style:style style:name="P8" style:family="paragraph" style:parent-style-name="Heading_20_1">
      <style:paragraph-properties fo:text-align="justify" style:justify-single-word="false"/>
      <style:text-properties fo:font-size="20.7000007629395pt" style:font-size-asian="20.7000007629395pt" style:font-size-complex="20.7000007629395pt"/>
    </style:style>
    <style:style style:name="T1" style:family="text">
      <style:text-properties officeooo:rsid="00186450"/>
    </style:style>
    <style:style style:name="T2" style:family="text">
      <style:text-properties officeooo:rsid="001d9cfd"/>
    </style:style>
    <style:style style:name="T3" style:family="text">
      <style:text-properties officeooo:rsid="00216560"/>
    </style:style>
    <style:style style:name="T4" style:family="text">
      <style:text-properties officeooo:rsid="0026bf2a"/>
    </style:style>
    <style:style style:name="T5" style:family="text">
      <style:text-properties officeooo:rsid="00288fb5"/>
    </style:style>
    <style:style style:name="T6" style:family="text">
      <style:text-properties style:font-name="HP Simplified W01 Regular1" fo:font-weight="bold" style:font-weight-asian="bold" style:font-weight-complex="bold"/>
    </style:style>
    <style:style style:name="T7" style:family="text">
      <style:text-properties officeooo:rsid="003245cf"/>
    </style:style>
    <style:style style:name="T8" style:family="text">
      <style:text-properties officeooo:rsid="003a4d3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Polity</text:h>
      <text:list xml:id="list1885067940970504579" text:style-name="L3">
        <text:list-item>
          <text:p text:style-name="P3"><text:span text:style-name="T6">Article 370</text:span></text:p>
        </text:list-item>
      </text:list>
      <text:list xml:id="list382686815614971701" text:style-name="L2">
        <text:list-header>
          <text:p text:style-name="P2">Under Jamm<text:span text:style-name="T2">u</text:span> and Kashmir's state subject laws, no person other than <text:span text:style-name="T1">a permanent resident of the state can own land or build a house there. Only wards of permanent residents can get admissions in the state's professional colleges or jobs in the state governments.</text:span></text:p>
          <text:p text:style-name="P2">No private investor would invest in a place where he cannot own the land or a house, and where his children cannot get employment in the state government.</text:p>
        </text:list-header>
      </text:list>
      <text:list xml:id="list6089129952089338842" text:style-name="L4">
        <text:list-item text:start-value="2">
          <text:p text:style-name="P4"><text:span text:style-name="T6">Section 66A of the Information Technology Act</text:span></text:p>
        </text:list-item>
      </text:list>
      <text:list xml:id="list92613608217401" text:continue-list="list382686815614971701" text:style-name="L2">
        <text:list-header>
          <text:p text:style-name="P2">It empowers police to make arrests over social media messages, and to put in necessary safeguards for allaying apprehensions against its misuse.</text:p>
          <text:p text:style-name="P2">Government will also frame guidelines<text:span text:style-name="T3"> to make sure the las is not abused to arrest innocent people and curtail their fundamental right.</text:span></text:p>
        </text:list-header>
      </text:list>
      <text:list xml:id="list5276004450749217464" text:style-name="L5">
        <text:list-item>
          <text:p text:style-name="P5"><text:span text:style-name="T6">Goods and Sales Tax</text:span></text:p>
        </text:list-item>
      </text:list>
      <text:list xml:id="list92613527308381" text:continue-list="list92613608217401" text:style-name="L2">
        <text:list-header>
          <text:p text:style-name="P2">With states fearing revenue loss, petroleum products would be kept out of the ambit of GST in the initial year. However entry tax will be included <text:span text:style-name="T4">in GST.</text:span></text:p>
          <text:p text:style-name="P2">The GST will subsume most <text:span text:style-name="T5">indirect taxes at both the Centre and state level including central excise duty, service tax, value added tax and local levies.</text:span></text:p>
        </text:list-header>
      </text:list>
      <text:list xml:id="list221844083954968589" text:style-name="L6">
        <text:list-item>
          <text:p text:style-name="P1">Nation Judicial Appointment Commission(NJAC) Bill</text:p>
        </text:list-item>
      </text:list>
      <text:p text:style-name="P6">The existing collegium system is set to be replaced by the National Judicial Appointment Comission(NJAC) – <text:span text:style-name="T7">a six-member panel headed by CJI which will include two senior-most Supreme Court judges, Union Minister of Law and Justice and two “eminent persons” nominated by a committee comprising the Prime Minister, CJI and Leader of opposition in the Lok Sabha or leader of the largest opposition party in the Lok Sabha.</text:span></text:p>
      <text:p text:style-name="P7">The NJAC Bill, which was passed by Parliament <text:span text:style-name="T8">along with Constitutional Ammendment Bill, provides for the procedure to be followed by the NJAC for recommending persons for appointment as CJI, judges of the Supreme Court, and Chief Justice and other judges of high courts. Once the two Bills are notified, the judges will also lose the power to recommend transfer of Chief Justice and other judges of high cour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P Simplified W01 Bold" svg:font-family="'HP Simplified W01 Bold'"/>
    <style:font-face style:name="HP Simplified W01 Regular" svg:font-family="'HP Simplified W01 Regular'"/>
    <style:font-face style:name="FreeSans1" svg:font-family="FreeSans" style:font-family-generic="swiss"/>
    <style:font-face style:name="Courier 10 Pitch" svg:font-family="'Courier 10 Pitch'" style:font-pitch="fixed"/>
    <style:font-face style:name="HP Simplified W01 Regular1" svg:font-family="'HP Simplified W01 Regular'"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HP Simplified W01 Regular"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HP Simplified W01 Bold" fo:font-family="'HP Simplified W01 Bold'"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background-color="transparent">
        <style:background-image/>
      </style:paragraph-properties>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00:09:17.070769894</meta:creation-date>
    <meta:generator>LibreOffice/4.3.2.2$Linux_X86_64 LibreOffice_project/430m0$Build-2</meta:generator>
    <dc:date>2015-01-01T09:26:12.956584774</dc:date>
    <meta:editing-duration>PT1H15M58S</meta:editing-duration>
    <meta:editing-cycles>44</meta:editing-cycles>
    <meta:document-statistic meta:table-count="0" meta:image-count="0" meta:object-count="0" meta:page-count="1" meta:paragraph-count="13" meta:word-count="329" meta:character-count="1965" meta:non-whitespace-character-count="1652"/>
  </office:meta>
</office:document-meta>
</file>